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y 27, 2021 (09:25: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the UML part, and for how to create a class in Visual Studio).</text:p>
      <text:h text:style-name="Heading_20_2" text:outline-level="2"><text:bookmark-start text:name="conception"/>Conception<text:bookmark-end text:name="conception"/></text:h>
      <text:p text:style-name="First_20_paragraph">Draw the UML diagram of this class: it should have two attributes, of type <text:span text:style-name="DataTypeTok">double</text:span>, and eight methods:</text:p>
      <text:list text:style-name="L1">
        <text:list-item>
          <text:p text:style-name="P1">two setters, two getters (i.e., one for each attribute),</text:p>
        </text:list-item>
        <text:list-item>
          <text:p text:style-name="P1">one method to compute the area of a precise rectangle,</text:p>
        </text:list-item>
        <text:list-item>
          <text:p text:style-name="P1">one method to compute the perimeter of a precise rectangle,</text:p>
        </text:list-item>
        <text:list-item>
          <text:p text:style-name="P1">one method to swap the length and the width of a precise rectangle,</text:p>
        </text:list-item>
        <text:list-item>
          <text:p text:style-name="P1">one method to multiply the length and width of a precise rectangle by an ratio given in argument as an integer.</text:p>
        </text:list-item>
      </text:list>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2">
        <text:list-item>
          <text:p text:style-name="P2">Re-download <text:a xlink:type="simple" xlink:href="../Rectangle/Rectangle_Solution.zip" office:name=""><text:span text:style-name="Definition">the “Rectangle” project</text:span></text:a>, extract it in a folder, and open it with your IDE.</text:p>
        </text:list-item>
        <text:list-item>
          <text:p text:style-name="P2">Within your IDE, re-name the project to “PreciseRectangle”, and rename the “Rectangle.cs” file to “PreciseRectangle.cs”</text:p>
        </text:list-item>
        <text:list-item>
          <text:p text:style-name="P2">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2">Comment out the body of the <text:span text:style-name="NormalTok">Main</text:span> method in “Program.cs”.</text:p>
        </text:list-item>
        <text:list-item>
          <text:p text:style-name="P2">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2">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2">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3">
        <text:list-item>
          <text:p text:style-name="P3">Create a new project in your IDE, name it “PreciseRectangle”.</text:p>
        </text:list-item>
        <text:list-item>
          <text:p text:style-name="P3">In the Solution Explorer, right-click on “PreciseRectangle”, then on “Add…” and select “Class”. Then, select “Class”, write “PreciseRectangle.cs” as the name of the file, and click on “Add”.</text:p>
        </text:list-item>
        <text:list-item>
          <text:p text:style-name="P3">You are now supposed to have two “.cs” files opened and displayed in the Solution Explorer: “Program.cs” and “PreciseRectangle.cs”.</text:p>
        </text:list-item>
        <text:list-item>
          <text:p text:style-name="P3">Implement the <text:span text:style-name="NormalTok">PreciseRectangle</text:span> class according to your UML diagram. Don’t forget about the <text:span text:style-name="NormalTok">ComputePerimeter</text:span>, <text:span text:style-name="NormalTok">Swap</text:span>, and <text:span text:style-name="NormalTok">MultiplyRectangle</text:span> methods.</text:p>
        </text:list-item>
        <text:list-item>
          <text:p text:style-name="P3">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4">
        <text:list-item>
          <text:p text:style-name="P4">Create a new project in your IDE, name it “Circle”.</text:p>
        </text:list-item>
        <text:list-item>
          <text:p text:style-name="P4">In the Solution Explorer, right-click on “Circle”, then on “Add…” and select “Class”. Then, select “Class”, write “Circle.cs” as the name of the file, and click on “Add”.</text:p>
        </text:list-item>
        <text:list-item>
          <text:p text:style-name="P4">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4">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4">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5">
        <text:list-item>
          <text:p text:style-name="P5">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5">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5">In the <text:span text:style-name="NormalTok">Circle</text:span><text:span text:style-name="OperatorTok">.</text:span><text:span text:style-name="FunctionTok">cs</text:span> file, add two methods:</text:p>
          <text:list>
            <text:list-item>
              <text:p text:style-name="P5">A method that returns the circumference of the circle that calls it (i.e., <draw:frame draw:style-name="fr1" text:anchor-type="as-char"><draw:object xlink:href="Formula-10/" xlink:type="simple" xlink:show="embed" xlink:actuate="onLoad"/></draw:frame> times the radius),</text:p>
            </text:list-item>
            <text:list-item>
              <text:p text:style-name="P5">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5">Test those two methods in your <text:span text:style-name="NormalTok">Main</text:span> program, by displaying on the screen the area and the circumference of the object you created in the previous exercise.</text:p>
        </text:list-item>
        <text:list-item>
          <text:p text:style-name="P5">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are two independent tasks, to widen your understanding of this class, and to prepare you for the next labs.</text:p>
      <text:list text:style-name="L6">
        <text:list-item>
          <text:p text:style-name="P6">Class diagrams (the ones we will be using) are just a special case of UML diagram. Have a look at <text:a xlink:type="simple" xlink:href="https://en.wikipedia.org/wiki/Unified_Modeling_Language#Diagrams" office:name=""><text:span text:style-name="Definition">https://en.wikipedia.org/wiki/Unified_Modeling_Language#Diagrams</text:span></text:a>. In which category are class diagrams: behaviour, or structure diagram? Have a look at <text:a xlink:type="simple" xlink:href="https://en.wikipedia.org/wiki/Activity_diagram" office:name=""><text:span text:style-name="Definition">https://en.wikipedia.org/wiki/Activity_diagram</text:span></text:a> and try to read the example of activity diagram for a guided brainstorming process.</text:p>
        </text:list-item>
        <text:list-item>
          <text:p text:style-name="P6">Now that you know more about naming conventions, have a look at [microsoft’s naming guideline](https://docs.microsoft.com/en-us/dotnet/standard/design-guidelines/naming-guidelines(, and particularly at</text:p>
        </text:list-item>
      </text:list>
      <text:list text:style-name="L7">
        <text:list-item>
          <text:p text:style-name="P7"><text:a xlink:type="simple" xlink:href="https://docs.microsoft.com/en-us/dotnet/standard/design-guidelines/general-naming-conventions" office:name=""><text:span text:style-name="Definition">the documentation on general naming conventions</text:span></text:a>,</text:p>
        </text:list-item>
        <text:list-item>
          <text:p text:style-name="P7">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8Z</meta:creation-date>
    <dc:date>2021-05-27T21:25:38Z</dc:date>
    <meta:user-defined meta:name="date" meta:value-type="string">May  27, 2021 (09:25: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